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Rubri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/>
    <style:style style:name="T4" style:parent-style-name="Standardstycketeckensnitt" style:family="text">
      <style:text-properties fo:font-weight="bold" style:font-weight-asian="bold" style:font-weight-complex="bold"/>
    </style:style>
    <style:style style:name="P5" style:parent-style-name="Normal" style:family="paragraph"/>
    <style:style style:name="P6" style:parent-style-name="Normal" style:family="paragraph"/>
    <style:style style:name="T7" style:parent-style-name="Standardstycketeckensnit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/>
    <style:style style:name="T10" style:parent-style-name="Standardstycketeckensnitt" style:family="text">
      <style:text-properties fo:font-weight="bold" style:font-weight-asian="bold" style:font-weight-complex="bold"/>
    </style:style>
    <style:style style:name="P11" style:parent-style-name="Normal" style:family="paragraph"/>
    <style:style style:name="P12" style:parent-style-name="Normal" style:family="paragraph"/>
    <style:style style:name="T13" style:parent-style-name="Standardstycketeckensnitt" style:family="text">
      <style:text-properties fo:font-weight="bold" style:font-weight-asian="bold" style:font-weight-complex="bold"/>
    </style:style>
    <style:style style:name="P14" style:parent-style-name="Normal" style:family="paragraph"/>
    <style:style style:name="T15" style:parent-style-name="Standardstycketeckensnitt" style:family="text">
      <style:text-properties fo:font-weight="bold" style:font-weight-asian="bold" style:font-weight-complex="bold"/>
    </style:style>
    <style:style style:name="P16" style:parent-style-name="Normal" style:family="paragraph"/>
    <style:style style:name="T17" style:parent-style-name="Standardstycketeckensnit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/>
    <style:style style:name="T20" style:parent-style-name="Standardstycketeckensnitt" style:family="text">
      <style:text-properties fo:font-weight="bold" style:font-weight-asian="bold" style:font-weight-complex="bold"/>
    </style:style>
    <style:style style:name="P21" style:parent-style-name="Normal" style:family="paragraph"/>
    <style:style style:name="P22" style:parent-style-name="Normal" style:family="paragraph"/>
    <style:style style:name="P23" style:parent-style-name="Normal" style:family="paragraph"/>
    <style:style style:name="T24" style:parent-style-name="Standardstycketeckensnitt" style:family="text">
      <style:text-properties fo:font-weight="bold" style:font-weight-asian="bold" style:font-weight-complex="bold"/>
    </style:style>
    <style:style style:name="P25" style:parent-style-name="Normal" style:family="paragraph"/>
    <style:style style:name="P26" style:parent-style-name="Normal" style:family="paragraph"/>
    <style:style style:name="P27" style:parent-style-name="Normal" style:family="paragraph">
      <style:paragraph-properties fo:break-before="page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Standardstycketeckensnitt" style:family="text">
      <style:text-properties fo:font-weight="bold" style:font-weight-asian="bold" style:font-weight-complex="bold"/>
    </style:style>
    <style:style style:name="T31" style:parent-style-name="Standardstycketeckensnitt" style:family="text">
      <style:text-properties fo:font-weight="bold" style:font-weight-asian="bold" style:font-weight-complex="bold"/>
    </style:style>
    <style:style style:name="T32" style:parent-style-name="Standardstycketeckensnit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34" style:parent-style-name="Standardstycketeckensnitt" style:family="text">
      <style:text-properties fo:font-weight="bold" style:font-weight-asian="bold" style:font-weight-complex="bold"/>
    </style:style>
    <style:style style:name="P35" style:parent-style-name="Normal" style:family="paragraph">
      <style:paragraph-properties fo:break-before="page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Standardstycketeckensnitt" style:family="text">
      <style:text-properties fo:font-weight="bold" style:font-weight-asian="bold" style:font-weight-complex="bold"/>
    </style:style>
    <style:style style:name="T39" style:parent-style-name="Standardstycketeckensnitt" style:family="text">
      <style:text-properties fo:font-weight="bold" style:font-weight-asian="bold" style:font-weight-complex="bold"/>
    </style:style>
    <style:style style:name="T40" style:parent-style-name="Standardstycketeckensnitt" style:family="text">
      <style:text-properties fo:font-weight="bold" style:font-weight-asian="bold" style:font-weight-complex="bold"/>
    </style:style>
    <style:style style:name="T41" style:parent-style-name="Standardstycketeckensnitt" style:family="text">
      <style:text-properties fo:font-weight="bold" style:font-weight-asian="bold" style:font-weight-complex="bold"/>
    </style:style>
    <style:style style:name="T42" style:parent-style-name="Standardstycketeckensnitt" style:family="text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Övningar och fördjupningar för självstudier inom git</text:h>
      <text:h text:style-name="Rubrik2" text:outline-level="2">Tisdag och onsdag 22/3 – 23/3</text:h>
      <text:p text:style-name="Normal"/>
      <text:p text:style-name="P2">Övning 1</text:p>
      <text:p text:style-name="Normal">Vi jobbar i desktop-tutorial</text:p>
      <text:list text:style-name="LFO1" text:continue-numbering="true">
        <text:list-item>
          <text:p text:style-name="P3">Skapa en fil,<text:s/><text:span text:style-name="T4">MinFil.txt</text:span>, skriv in minst fem rader text.</text:p>
        </text:list-item>
        <text:list-item>
          <text:p text:style-name="P5">Skriv in en förklarande kommentar</text:p>
        </text:list-item>
        <text:list-item>
          <text:p text:style-name="P6">Kör<text:s/><text:span text:style-name="T7">commit</text:span></text:p>
        </text:list-item>
      </text:list>
      <text:p text:style-name="Normal"/>
      <text:p text:style-name="P8">Övning 2</text:p>
      <text:p text:style-name="Normal">Vi jobbar i desktop-tutorial</text:p>
      <text:list text:style-name="LFO2" text:continue-numbering="true">
        <text:list-item>
          <text:p text:style-name="P9">Ändra rad tre i filen<text:s/><text:span text:style-name="T10">MinFil.txt</text:span>.</text:p>
        </text:list-item>
        <text:list-item>
          <text:p text:style-name="P11">Skriv in en förklarande kommentar</text:p>
        </text:list-item>
        <text:list-item>
          <text:p text:style-name="P12">Kör<text:s/><text:span text:style-name="T13">commit</text:span></text:p>
        </text:list-item>
        <text:list-item>
          <text:p text:style-name="P14">Ladda upp filerna med<text:s/><text:span text:style-name="T15">push</text:span></text:p>
        </text:list-item>
        <text:list-item>
          <text:p text:style-name="P16">Hur ser det ut i din webbläsare på<text:s/><text:span text:style-name="T17">github.com</text:span>?</text:p>
        </text:list-item>
      </text:list>
      <text:p text:style-name="Normal"/>
      <text:p text:style-name="P18">Övning 3</text:p>
      <text:p text:style-name="Normal">Vi jobbar i desktop-tutorial</text:p>
      <text:list text:style-name="LFO3" text:continue-numbering="true">
        <text:list-item>
          <text:p text:style-name="P19">Skapa en ny gren, döpt den till<text:s/><text:span text:style-name="T20">laboration</text:span></text:p>
        </text:list-item>
        <text:list-item>
          <text:p text:style-name="P21">Vad händer då? Finns filerna kvar?</text:p>
        </text:list-item>
        <text:list-item>
          <text:p text:style-name="P22">Lägg till en ny fil</text:p>
        </text:list-item>
        <text:list-item>
          <text:p text:style-name="P23">Lägg till två nya rader i mitten av filen<text:s/><text:span text:style-name="T24">MinFil.txt</text:span></text:p>
        </text:list-item>
        <text:list-item>
          <text:p text:style-name="P25">Kör commit och push, vettiga kommentarer…</text:p>
        </text:list-item>
        <text:list-item>
          <text:p text:style-name="P26">Vad har hänt på github nu?</text:p>
        </text:list-item>
      </text:list>
      <text:p text:style-name="Normal"/>
      <text:p text:style-name="P27"/>
      <text:soft-page-break/>
      <text:p text:style-name="P28">Fördjupningsövningar</text:p>
      <text:p text:style-name="P29">Fördjupning 1</text:p>
      <text:p text:style-name="Normal">Vi jobbar i desktop-tutorial, i grenen<text:s/><text:span text:style-name="T30">laboration</text:span></text:p>
      <text:p text:style-name="Normal">Du vill kopiera ändringarna i din gren till stammen (<text:span text:style-name="T31">main</text:span>).</text:p>
      <text:p text:style-name="Normal">Hur gör du det? Finns det flera sätt?</text:p>
      <text:p text:style-name="Normal">Läs<text:s/><text:span text:style-name="T32">Pro Git</text:span>.</text:p>
      <text:p text:style-name="Normal"/>
      <text:p text:style-name="P33">Fördjupning 2</text:p>
      <text:p text:style-name="Normal">Det här är för dem som vill lära sig git-kommandon, har du svårt att hänga med i hur du använder GitHub Desktop, vänta med denna uppgiften till nästa lektion.</text:p>
      <text:p text:style-name="Normal">Hur gör du för att lägga upp ett nytt projekt i git?</text:p>
      <text:p text:style-name="Normal">Tänk dig att du redan har en katalog med några filer och utgå från den.</text:p>
      <text:p text:style-name="Normal">Vilka kommandon behöver du köra för att allt skall hamna i git lokalt på din maskin? Vad behöver du ytterligare göra för att allt även skall hamna på github?</text:p>
      <text:p text:style-name="Normal">Läs<text:s/><text:span text:style-name="T34">Pro Git</text:span>.</text:p>
      <text:p text:style-name="P35"/>
      <text:soft-page-break/>
      <text:p text:style-name="P36">Självstudier</text:p>
      <text:p text:style-name="P37">Hemarbete 1</text:p>
      <text:p text:style-name="Normal">Vad menas med att en fil är ”<text:span text:style-name="T38">ospårad</text:span>” eller ”<text:span text:style-name="T39">untracked</text:span>”?</text:p>
      <text:p text:style-name="Normal">Vad gör<text:s/><text:span text:style-name="T40">git clean</text:span>?</text:p>
      <text:p text:style-name="Normal">Vad är en ”<text:span text:style-name="T41">prepareringsyta</text:span>” eller ”<text:span text:style-name="T42">stage area</text:span>”?</text:p>
      <text:p text:style-name="Normal">Hur kan du ställa in så att git inte bryr sig om vissa filer?</text:p>
      <text:p text:style-name="Normal">Läs kapitel 5 om ”Distributed Git” i boken Pro Git.</text:p>
      <text:p text:style-name="Normal"/>
      <text:p text:style-name="P43">Hemarbete 2</text:p>
      <text:p text:style-name="Normal">1. Jobba i desktop-tutorial med GitHub Desktop. Gör en gren, branch, lägg till ett par filer där. Hur för du då tillbaka dina nya filer till stammen, main?</text:p>
      <text:p text:style-name="Normal">2. Pröva att göra en gren, gå till main och editera och commita en fil där som även finns i stammen. Vad händer nu när du för tillbaka den nya grenen till stammen?</text:p>
      <text:p text:style-name="Normal">3. Gör som under två, men innan du för tillbaka grenen till stammen så går du till stammen och editerar stammens version av den filen du editerade i grenen, men ändra den på ett annat sätt än du gjorde i grenen. Gå sedan till grenen och försök föra tillbaks den till stammen, vad händer då?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Rubrik2Char" style:display-name="Rubrik 2 Char" style:family="text" style:parent-style-name="Standardstycketeckensnit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Arial"/>
    </style:style>
    <style:style style:name="WW_CharLFO2LVL2" style:family="text">
      <style:text-properties style:font-name="Arial"/>
    </style:style>
    <style:style style:name="WW_CharLFO2LVL3" style:family="text">
      <style:text-properties style:font-name="Arial"/>
    </style:style>
    <style:style style:name="WW_CharLFO2LVL4" style:family="text">
      <style:text-properties style:font-name="Arial"/>
    </style:style>
    <style:style style:name="WW_CharLFO2LVL5" style:family="text">
      <style:text-properties style:font-name="Arial"/>
    </style:style>
    <style:style style:name="WW_CharLFO2LVL6" style:family="text">
      <style:text-properties style:font-name="Arial"/>
    </style:style>
    <style:style style:name="WW_CharLFO2LVL7" style:family="text">
      <style:text-properties style:font-name="Arial"/>
    </style:style>
    <style:style style:name="WW_CharLFO2LVL8" style:family="text">
      <style:text-properties style:font-name="Arial"/>
    </style:style>
    <style:style style:name="WW_CharLFO2LVL9" style:family="text">
      <style:text-properties style:font-name="Arial"/>
    </style:style>
    <style:style style:name="WW_CharLFO3LVL1" style:family="text">
      <style:text-properties style:font-name="Arial"/>
    </style:style>
    <style:style style:name="WW_CharLFO3LVL2" style:family="text">
      <style:text-properties style:font-name="Arial"/>
    </style:style>
    <style:style style:name="WW_CharLFO3LVL3" style:family="text">
      <style:text-properties style:font-name="Arial"/>
    </style:style>
    <style:style style:name="WW_CharLFO3LVL4" style:family="text">
      <style:text-properties style:font-name="Arial"/>
    </style:style>
    <style:style style:name="WW_CharLFO3LVL5" style:family="text">
      <style:text-properties style:font-name="Arial"/>
    </style:style>
    <style:style style:name="WW_CharLFO3LVL6" style:family="text">
      <style:text-properties style:font-name="Arial"/>
    </style:style>
    <style:style style:name="WW_CharLFO3LVL7" style:family="text">
      <style:text-properties style:font-name="Arial"/>
    </style:style>
    <style:style style:name="WW_CharLFO3LVL8" style:family="text">
      <style:text-properties style:font-name="Arial"/>
    </style:style>
    <style:style style:name="WW_CharLFO3LVL9" style:family="text">
      <style:text-properties style:font-name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land Ronquist</meta:initial-creator>
    <dc:creator>Roland Ronquist</dc:creator>
    <meta:creation-date>2022-03-22T13:49:00Z</meta:creation-date>
    <dc:date>2022-03-22T13:49:00Z</dc:date>
    <meta:template xlink:href="Normal.dotm" xlink:type="simple"/>
    <meta:editing-cycles>2</meta:editing-cycles>
    <meta:editing-duration>PT60S</meta:editing-duration>
    <meta:document-statistic meta:page-count="3" meta:paragraph-count="4" meta:word-count="354" meta:character-count="2231" meta:row-count="15" meta:non-whitespace-character-count="1881"/>
  </office:meta>
</office:document-meta>
</file>